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="Arrow" draw:marker-start-width="0.457cm" draw:marker-end="Arrow" draw:marker-end-width="0.457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937cm"/>
    </style:style>
    <style:style style:name="gr5" style:family="graphic" style:parent-style-name="standard">
      <style:graphic-properties draw:stroke="none" draw:fill="none" fo:min-height="0.639cm"/>
    </style:style>
    <style:style style:name="gr6" style:family="graphic" style:parent-style-name="standard">
      <style:graphic-properties draw:stroke="none" draw:fill="none" fo:min-height="0.893cm"/>
    </style:style>
    <style:style style:name="gr7" style:family="graphic" style:parent-style-name="standard">
      <style:graphic-properties draw:stroke="none" draw:fill="none" fo:min-height="0.766cm"/>
    </style:style>
    <style:style style:name="gr8" style:family="graphic" style:parent-style-name="standard">
      <style:graphic-properties draw:stroke="none" draw:fill="none" fo:min-height="1.02cm"/>
    </style:style>
    <style:style style:name="gr9" style:family="graphic" style:parent-style-name="objectwithoutfill">
      <style:graphic-properties draw:stroke="dash" draw:stroke-dash="Ultrafine_20_2_20_Dots_20_3_20_Dashes" svg:stroke-width="0.051cm" draw:marker-start-width="0.279cm" draw:marker-end="Short_20_line_20_Arrow" draw:marker-end-width="0.38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67cm" svg:y1="9.763cm" svg:x2="23.86cm" svg:y2="9.763cm">
          <text:p/>
        </draw:line>
        <draw:frame draw:style-name="gr2" draw:layer="layout" svg:width="7.239cm" svg:height="1.143cm" svg:x="17.891cm" svg:y="9.89cm">
          <draw:text-box>
            <text:p>Emergent Development</text:p>
          </draw:text-box>
        </draw:frame>
        <draw:frame draw:style-name="gr3" draw:layer="layout" svg:width="6.767cm" svg:height="0.962cm" svg:x="2.72cm" svg:y="10.017cm">
          <draw:text-box>
            <text:p>Directed Development</text:p>
          </draw:text-box>
        </draw:frame>
        <draw:frame draw:style-name="gr4" draw:layer="layout" svg:width="5.346cm" svg:height="1.673cm" svg:x="20.673cm" svg:y="6.461cm">
          <draw:text-box>
            <text:p>Cowboy </text:p>
            <text:p>Hacking</text:p>
          </draw:text-box>
        </draw:frame>
        <draw:frame draw:style-name="gr5" draw:layer="layout" svg:width="4.445cm" svg:height="1.673cm" svg:x="4.175cm" svg:y="6.566cm">
          <draw:text-box>
            <text:p>Pure Waterfall</text:p>
          </draw:text-box>
        </draw:frame>
        <draw:frame draw:style-name="gr6" draw:layer="layout" svg:width="2.413cm" svg:height="1.143cm" svg:x="7.858cm" svg:y="7.013cm">
          <draw:text-box>
            <text:p>BDUF</text:p>
          </draw:text-box>
        </draw:frame>
        <draw:frame draw:style-name="gr7" draw:layer="layout" svg:width="4.445cm" svg:height="1.016cm" svg:x="10.706cm" svg:y="6.886cm">
          <draw:text-box>
            <text:p>Some DUF</text:p>
          </draw:text-box>
        </draw:frame>
        <draw:frame draw:style-name="gr8" draw:layer="layout" svg:width="3.937cm" svg:height="2.384cm" svg:x="14.805cm" svg:y="6.507cm">
          <draw:text-box>
            <text:p>Emergent </text:p>
            <text:p>Design</text:p>
            <text:p/>
          </draw:text-box>
        </draw:frame>
        <draw:frame draw:style-name="gr6" draw:layer="layout" svg:width="2.667cm" svg:height="1.143cm" svg:x="17.891cm" svg:y="7.223cm">
          <draw:text-box>
            <text:p>Agile</text:p>
          </draw:text-box>
        </draw:frame>
        <draw:line draw:style-name="gr9" draw:text-style-name="P1" draw:layer="layout" svg:x1="5.653cm" svg:y1="8.239cm" svg:x2="5.653cm" svg:y2="9.763cm">
          <text:p/>
        </draw:line>
        <draw:line draw:style-name="gr9" draw:text-style-name="P1" draw:layer="layout" svg:x1="8.862cm" svg:y1="8.213cm" svg:x2="8.862cm" svg:y2="9.737cm">
          <text:p/>
        </draw:line>
        <draw:line draw:style-name="gr9" draw:text-style-name="P1" draw:layer="layout" svg:x1="12.162cm" svg:y1="8.213cm" svg:x2="12.162cm" svg:y2="9.737cm">
          <text:p/>
        </draw:line>
        <draw:line draw:style-name="gr9" draw:text-style-name="P1" draw:layer="layout" svg:x1="15.962cm" svg:y1="8.213cm" svg:x2="15.962cm" svg:y2="9.737cm">
          <text:p/>
        </draw:line>
        <draw:line draw:style-name="gr9" draw:text-style-name="P1" draw:layer="layout" svg:x1="21.362cm" svg:y1="8.213cm" svg:x2="21.362cm" svg:y2="9.737cm">
          <text:p/>
        </draw:line>
        <draw:line draw:style-name="gr9" draw:text-style-name="P1" draw:layer="layout" svg:x1="18.771cm" svg:y1="8.187cm" svg:x2="18.771cm" svg:y2="9.7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io Palminio</meta:initial-creator>
    <meta:creation-date>2015-07-23T14:47:45</meta:creation-date>
    <dc:date>2015-07-23T14:59:33</dc:date>
    <dc:creator>Dario Palminio</dc:creator>
    <meta:editing-duration>P0D</meta:editing-duration>
    <meta:editing-cycles>1</meta:editing-cycles>
    <meta:document-statistic meta:object-count="15"/>
    <meta:generator>LibreOffice/3.5$Linux_X86_64 LibreOffice_project/350m1$Build-2</meta:generator>
  </office:meta>
</office:document-meta>
</file>